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22-03-0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21-03-03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20-02-25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9-02-1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8-01-08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7-01-1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6-02-0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5-03-12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4-01-10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3-01-1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1-12-2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11-01-06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9-12-10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9-02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8-02-05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2728" calcext:value-type="float">
            <text:p>35.54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7-02-16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6-02-03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5-02-16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4-01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3-01-1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2-02-19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1-02-09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2000-02-2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1853095180701</text:p>
          </table:table-cell>
          <table:table-cell office:value-type="string" calcext:value-type="string">
            <text:p>1978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